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10.5cm"/>
    </style:style>
    <style:style style:name="gr2" style:family="graphic" style:parent-style-name="standard">
      <style:graphic-properties svg:stroke-color="#000000" draw:opacity="0%" draw:textarea-horizontal-align="justify" draw:textarea-vertical-align="middle" draw:auto-grow-height="false" fo:min-height="1.15cm" fo:min-width="7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opacity="0%" draw:textarea-horizontal-align="justify" draw:textarea-vertical-align="middle" draw:auto-grow-height="false" fo:min-height="1.15cm" fo:min-width="5.2cm"/>
    </style:style>
    <style:style style:name="gr5" style:family="graphic" style:parent-style-name="standard">
      <style:graphic-properties svg:stroke-color="#000000" draw:opacity="0%" draw:textarea-horizontal-align="justify" draw:textarea-vertical-align="middle" draw:auto-grow-height="false" fo:min-height="0.95cm" fo:min-width="3.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375cm" fo:min-width="4.701cm"/>
    </style:style>
    <style:style style:name="gr7" style:family="graphic" style:parent-style-name="standard">
      <style:graphic-properties svg:stroke-color="#000000" draw:opacity="0%" draw:textarea-horizontal-align="justify" draw:textarea-vertical-align="middle" draw:auto-grow-height="false" fo:min-height="1.15cm" fo:min-width="3.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opacity="0%" draw:textarea-horizontal-align="justify" draw:textarea-vertical-align="middle" draw:auto-grow-height="false" fo:min-height="0.75cm" fo:min-width="3.7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solid" draw:fill-color="#729fcf" draw:opacity="0%" draw:textarea-horizontal-align="justify" draw:textarea-vertical-align="middle" draw:auto-grow-height="false" fo:min-height="5.444cm" fo:min-width="26.394cm" fo:padding-top="0.178cm" fo:padding-bottom="0.178cm" fo:padding-left="0.303cm" fo:padding-right="0.303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26cm" fo:min-width="3.501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opacity="0%" draw:textarea-horizontal-align="justify" draw:textarea-vertical-align="middle" draw:auto-grow-height="false" fo:min-height="1.15cm" fo:min-width="3.7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38cm" fo:min-width="2.6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589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1cm" svg:height="1cm" svg:x="8.4cm" svg:y="0.6cm">
          <text:p text:style-name="P1">User Interac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cm" svg:height="1.4cm" draw:transform="skewX (0.0143116998663535) translate (13.128cm 3.4cm)">
          <text:p text:style-name="P1">Download docs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2cm" svg:y1="1.6cm" svg:x2="17.2cm" svg:y2="3.4cm">
          <text:p/>
        </draw:line>
        <draw:custom-shape draw:style-name="gr4" draw:text-style-name="P2" draw:layer="layout" svg:width="5.7cm" svg:height="1.4cm" svg:x="7.9cm" svg:y="8cm">
          <text:p text:style-name="P1">Compose handl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cm" svg:height="1.2cm" svg:x="6.2cm" svg:y="3.6cm">
          <text:p text:style-name="P1">View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2.6cm" svg:y1="1.6cm" svg:x2="8.2cm" svg:y2="3.6cm">
          <text:p/>
        </draw:line>
        <draw:custom-shape draw:style-name="gr6" draw:text-style-name="P4" draw:layer="layout" svg:width="5.2cm" svg:height="2.6cm" svg:x="12.5cm" svg:y="11.4cm">
          <text:p text:style-name="P1"><text:span text:style-name="T1">Images, </text:span><text:span text:style-name="T1">Docs, </text:span></text:p>
          <text:p text:style-name="P1"><text:span text:style-name="T1">Credential</text:span><text:span text:style-name="T1">s, </text:span><text:span text:style-name="T1">Privileg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2" draw:layer="layout" svg:width="4.2cm" svg:height="1.4cm" svg:x="22.4cm" svg:y="0.6cm">
          <text:p text:style-name="P1">CLARIN API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1.4cm" svg:y1="9.4cm" svg:x2="13.4cm" svg:y2="11.4cm">
          <text:p/>
        </draw:line>
        <draw:custom-shape draw:style-name="gr9" draw:text-style-name="P5" draw:layer="layout" svg:width="4.2cm" svg:height="1cm" svg:x="2.126cm" svg:y="15.5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6.6cm" svg:height="1cm" svg:x="6.926cm" svg:y="15.783cm">
          <draw:text-box>
            <text:p text:style-name="P6"><text:span text:style-name="T2">Functional Component</text:span></text:p>
          </draw:text-box>
        </draw:frame>
        <draw:frame draw:style-name="gr11" draw:text-style-name="P7" draw:layer="layout" svg:width="3.4cm" svg:height="1cm" svg:x="7.088cm" svg:y="17.575cm">
          <draw:text-box>
            <text:p text:style-name="P6"><text:span text:style-name="T2">Data Store</text:span></text:p>
          </draw:text-box>
        </draw:frame>
        <draw:line draw:style-name="gr12" draw:text-style-name="P8" draw:layer="layout" svg:x1="14.126cm" svg:y1="15.983cm" svg:x2="18.526cm" svg:y2="15.983cm">
          <text:p/>
        </draw:line>
        <draw:line draw:style-name="gr13" draw:text-style-name="P8" draw:layer="layout" svg:x1="14.326cm" svg:y1="17.183cm" svg:x2="18.726cm" svg:y2="17.183cm">
          <text:p/>
        </draw:line>
        <draw:frame draw:style-name="gr14" draw:text-style-name="P7" draw:layer="layout" svg:width="4.4cm" svg:height="1cm" svg:x="20.326cm" svg:y="16.583cm">
          <draw:text-box>
            <text:p text:style-name="P6"><text:span text:style-name="T2">X depends on Y</text:span></text:p>
          </draw:text-box>
        </draw:frame>
        <draw:frame draw:style-name="gr15" draw:text-style-name="P7" draw:layer="layout" svg:width="6.6cm" svg:height="1cm" svg:x="20.126cm" svg:y="15.583cm">
          <draw:text-box>
            <text:p text:style-name="P6"><text:span text:style-name="T2">Interacts With</text:span></text:p>
          </draw:text-box>
        </draw:frame>
        <draw:frame draw:style-name="gr16" draw:text-style-name="P9" draw:layer="layout" svg:width="0.925cm" svg:height="1cm" svg:x="18.726cm" svg:y="16.583cm">
          <draw:text-box>
            <text:p text:style-name="P6"><text:span text:style-name="T3">X</text:span></text:p>
          </draw:text-box>
        </draw:frame>
        <draw:frame draw:style-name="gr17" draw:text-style-name="P9" draw:layer="layout" svg:width="0.925cm" svg:height="1cm" svg:x="13.326cm" svg:y="16.583cm">
          <draw:text-box>
            <text:p text:style-name="P6"><text:span text:style-name="T3">Y</text:span></text:p>
          </draw:text-box>
        </draw:frame>
        <draw:custom-shape draw:style-name="gr18" draw:text-style-name="P5" draw:layer="layout" svg:width="27cm" svg:height="5.8cm" svg:x="0.526cm" svg:y="14.98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cm" svg:height="1.401cm" svg:x="2.126cm" svg:y="17.28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5" draw:layer="layout" svg:width="4.2cm" svg:height="1.4cm" svg:x="2.126cm" svg:y="19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3.099cm" svg:height="1.1cm" svg:x="2.627cm" svg:y="19.2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2" draw:text-style-name="P7" draw:layer="layout" svg:width="8.4cm" svg:height="0.839cm" svg:x="6.926cm" svg:y="19.583cm">
          <draw:text-box>
            <text:p text:style-name="P6"><text:span text:style-name="T2">External System with Data Store</text:span></text:p>
          </draw:text-box>
        </draw:frame>
        <draw:line draw:style-name="gr8" draw:text-style-name="P3" draw:layer="layout" svg:x1="7.8cm" svg:y1="4.8cm" svg:x2="10.8cm" svg:y2="8cm">
          <text:p/>
        </draw:line>
        <draw:line draw:style-name="gr8" draw:text-style-name="P3" draw:layer="layout" svg:x1="25cm" svg:y1="2cm" svg:x2="16.8cm" svg:y2="11.4cm">
          <text:p/>
        </draw:line>
        <draw:line draw:style-name="gr8" draw:text-style-name="P3" draw:layer="layout" svg:x1="16.8cm" svg:y1="4.8cm" svg:x2="15.2cm" svg:y2="11.4cm">
          <text:p/>
        </draw:line>
        <presentation:notes draw:style-name="dp2">
          <draw:page-thumbnail draw:style-name="gr23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4:01:47.262165031</meta:creation-date>
    <dc:date>2016-10-30T21:59:34.271468051</dc:date>
    <meta:editing-duration>PT30M20S</meta:editing-duration>
    <meta:editing-cycles>13</meta:editing-cycles>
    <meta:generator>LibreOffice/5.2.2.2.0$Linux_X86_64 LibreOffice_project/20m0$Build-2</meta:generator>
    <meta:document-statistic meta:object-count="49"/>
  </office:meta>
</office:document-meta>
</file>